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1: (The Triangle class) Design a class named Triangle that extends <text:s text:c="14"/></text:p>
      <text:p text:style-name="P2"><text:s/><text:span text:style-name="T1">GeometricObject. The class contains: <text:s text:c="42"/></text:span></text:p>
      <text:p text:style-name="P2"><text:s/><text:span text:style-name="T1">Three double data fields named side1, side2, and side3 with default values 1.0 to denote three sides of the triangle. <text:s text:c="27"/></text:span></text:p>
      <text:p text:style-name="P2"><text:s/>■ <text:span text:style-name="T1">A no-arg constructor that creates a default triangle. <text:s text:c="23"/></text:span></text:p>
      <text:p text:style-name="P2"><text:s/>■ <text:span text:style-name="T1">A constructor that creates a triangle with the specified side1, side2, and <text:s/></text:span></text:p>
      <text:p text:style-name="P2"><text:s text:c="3"/><text:span text:style-name="T1">side3. <text:s text:c="146"/></text:span></text:p>
      <text:p text:style-name="P2"><text:s/>■ <text:span text:style-name="T1">The accessor methods for all three data fields. <text:s text:c="27"/></text:span></text:p>
      <text:p text:style-name="P2"><text:s/>■ <text:span text:style-name="T1">A method named getArea() that returns the area of this triangle. <text:s text:c="12"/></text:span></text:p>
      <text:p text:style-name="P2"><text:s/>■ <text:span text:style-name="T1">A method named getPerimeter() that returns the perimeter of this triangle. <text:s text:c="2"/></text:span></text:p>
      <text:p text:style-name="P2"><text:s/>■ <text:span text:style-name="T1">A method named toString() that returns a string description for the triangle.</text:span></text:p>
      <text:p text:style-name="P2"><text:s text:c="80"/></text:p>
      <text:p text:style-name="P1">The toString() method is implemented as follows: <text:s text:c="24"/></text:p>
      <text:p text:style-name="P2"><text:s text:c="80"/></text:p>
      <text:p text:style-name="P2"><text:s/><text:span text:style-name="T1">return "Triangle: side1 = " + side1 + " side2 = " + side2 + <text:s text:c="19"/></text:span></text:p>
      <text:p text:style-name="P2"><text:s/><text:span text:style-name="T1">" side3 = " + side3; <text:s text:c="2"/></text:span></text:p>
      <text:p text:style-name="P3"/>
      <text:p text:style-name="P1">Q2. (The Person, Student, Employee, Faculty, and Staff classes) </text:p>
      <text:p text:style-name="P1">Design a class named Person and its two subclasses named Student and Employee. <text:s text:c="9"/></text:p>
      <text:p text:style-name="P1">Make Faculty and Staff subclasses of Employee. A person has a name, <text:s text:c="11"/></text:p>
      <text:p text:style-name="P1">address, phone number, and email address. A student has a class status <text:s text:c="8"/></text:p>
      <text:p text:style-name="P1">(freshman, sophomore, junior, or senior). Define the status as a constant. An <text:s/></text:p>
      <text:p text:style-name="P1">employee has an office, salary, and date hired. Use the MyDate class defined <text:s text:c="2"/></text:p>
      <text:p text:style-name="P1">in Programming Exercise 10.14 to create an object for date hired. A faculty <text:s text:c="3"/></text:p>
      <text:p text:style-name="P1">member has office hours and a rank. A staff member has a title. Override the <text:s text:c="2"/></text:p>
      <text:p text:style-name="P1">toString method in each class to display the class name and the person’s name</text:p>
      <text:p text:style-name="P3"/>
      <text:p text:style-name="P1">Q3. (The MyInteger class) Design a class named MyInteger. The class contains: <text:s text:c="5"/></text:p>
      <text:p text:style-name="P2"><text:s text:c="77"/></text:p>
      <text:p text:style-name="P2"><text:s/>■ <text:span text:style-name="T1">An int data field named value that stores the int value represented by this <text:s/></text:span></text:p>
      <text:p text:style-name="P2"><text:s text:c="3"/><text:span text:style-name="T1">object. <text:s text:c="69"/></text:span></text:p>
      <text:p text:style-name="P2"><text:s/>■ <text:span text:style-name="T1">A constructor that creates a MyInteger object for the specified int value. <text:s text:c="2"/></text:span></text:p>
      <text:p text:style-name="P2"><text:s/>■ <text:span text:style-name="T1">A getter method that returns the int value. <text:s text:c="33"/></text:span></text:p>
      <text:p text:style-name="P2"><text:s/>■ <text:span text:style-name="T1">The methods isEven(), isOdd(), and isPrime() that return true if the <text:s text:c="8"/></text:span></text:p>
      <text:p text:style-name="P2"><text:s text:c="3"/><text:span text:style-name="T1">value in this object is even, odd, or prime, respectively. <text:s text:c="18"/></text:span></text:p>
      <text:p text:style-name="P2"><text:s/>■ <text:span text:style-name="T1">The static methods isEven(int), isOdd(int), and isPrime(int) that <text:s text:c="11"/></text:span></text:p>
      <text:p text:style-name="P2"><text:s text:c="3"/><text:span text:style-name="T1">return true if the specified value is even, odd, or prime, respectively. <text:s text:c="4"/></text:span></text:p>
      <text:p text:style-name="P2"><text:s/>■ <text:span text:style-name="T1">The static methods isEven(MyInteger), isOdd(MyInteger), and <text:s text:c="17"/></text:span></text:p>
      <text:p text:style-name="P2"><text:s text:c="3"/><text:span text:style-name="T1">isPrime(MyInteger) that return true if the specified value is even, odd, <text:s text:c="4"/></text:span></text:p>
      <text:p text:style-name="P2"><text:s text:c="3"/><text:span text:style-name="T1">or prime, respectively. <text:s text:c="53"/></text:span></text:p>
      <text:p text:style-name="P2"><text:s/>■ <text:span text:style-name="T1">The methods equals(int) and equals(MyInteger) that return true if <text:s text:c="11"/></text:span></text:p>
      <text:p text:style-name="P2"><text:s text:c="3"/><text:span text:style-name="T1">the value in this object is equal to the specified value. <text:s text:c="19"/></text:span></text:p>
      <text:p text:style-name="P2"><text:s/>■ <text:span text:style-name="T1">A static method parseInt(char[]) that converts an array of numeric <text:s text:c="10"/></text:span></text:p>
      <text:p text:style-name="P2"><text:s text:c="3"/><text:span text:style-name="T1">characters to an int value. <text:s text:c="49"/></text:span></text:p>
      <text:p text:style-name="P2"><text:s/>■ <text:span text:style-name="T1">A static method parseInt(String) that converts a string into an int <text:s text:c="9"/></text:span></text:p>
      <text:p text:style-name="P2"><text:s text:c="3"/><text:span text:style-name="T1">value.</text:span></text:p>
      <text:p text:style-name="P2"><text:s/><text:span text:style-name="T1">Write a client program that tests all methods in the class. <text:s text:c="6"/></text:span></text:p>
      <text:p text:style-name="P3"/>
      <text:p text:style-name="P5"><text:s text:c="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33:12.764000000</dc:date>
    <dc:creator>Ankita Khot</dc:creator>
    <meta:editing-duration>PT4S</meta:editing-duration>
    <meta:editing-cycles>1</meta:editing-cycles>
    <meta:document-statistic meta:table-count="0" meta:image-count="0" meta:object-count="0" meta:page-count="1" meta:paragraph-count="45" meta:word-count="420" meta:character-count="3508" meta:non-whitespace-character-count="2092"/>
  </office:meta>
</office:document-meta>
</file>